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P7" style:family="paragraph" style:parent-style-name="Standard">
      <style:text-properties fo:font-size="20pt" officeooo:rsid="00212938" officeooo:paragraph-rsid="00212938" style:font-size-complex="20pt"/>
    </style:style>
    <style:style style:name="P8" style:family="paragraph" style:parent-style-name="Standard">
      <style:text-properties fo:font-size="20pt" officeooo:rsid="0021db77" officeooo:paragraph-rsid="0021db77" style:font-size-complex="20pt"/>
    </style:style>
    <style:style style:name="P9" style:family="paragraph" style:parent-style-name="Standard">
      <style:text-properties fo:font-size="20pt" officeooo:rsid="00235d9e" officeooo:paragraph-rsid="00235d9e" style:font-size-complex="20pt"/>
    </style:style>
    <style:style style:name="P10" style:family="paragraph" style:parent-style-name="Standard">
      <style:text-properties fo:font-size="20pt" officeooo:rsid="0026de1f" officeooo:paragraph-rsid="0026de1f" style:font-size-complex="20pt"/>
    </style:style>
    <style:style style:name="P11" style:family="paragraph" style:parent-style-name="Standard">
      <style:text-properties fo:font-size="20pt" officeooo:rsid="0027ceec" officeooo:paragraph-rsid="0027ceec" style:font-size-complex="20pt"/>
    </style:style>
    <style:style style:name="P12" style:family="paragraph" style:parent-style-name="Standard">
      <style:text-properties fo:font-size="20pt" officeooo:rsid="002925e8" officeooo:paragraph-rsid="002925e8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  <style:style style:name="T5" style:family="text">
      <style:text-properties officeooo:rsid="00253113"/>
    </style:style>
    <style:style style:name="T6" style:family="text">
      <style:text-properties officeooo:rsid="0026de1f"/>
    </style:style>
    <style:style style:name="T7" style:family="text">
      <style:text-properties officeooo:rsid="002913d5"/>
    </style:style>
    <style:style style:name="T8" style:family="text">
      <style:text-properties officeooo:rsid="0029f6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6"/>
      <text:p text:style-name="P6">০৫. <text:span text:style-name="T2">findIndex()</text:span></text:p>
      <text:p text:style-name="P6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6"/>
      <text:p text:style-name="P7">০৬. forEatch()</text:p>
      <text:p text:style-name="P7">এই মেথডের মাধ্যমে অ্যারে element <text:s/>থেকে প্রত্যেক element কে আলাদাভাবে output দিয়ে থাকে।</text:p>
      <text:p text:style-name="P7"/>
      <text:p text:style-name="P8"><text:soft-page-break/>০৭. indexOf()</text:p>
      <text:p text:style-name="P8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8"/>
      <text:p text:style-name="P9">০৮. <text:span text:style-name="T5">join()</text:span></text:p>
      <text:p text:style-name="P9">এই মেথডের মাধ্যমে আমরা এ্যারে<text:span text:style-name="T5">র সবগুলো elements কে কমা দিয়ে জুরে দিতে পারি।</text:span></text:p>
      <text:p text:style-name="P9">দুই ব্রাকেটের মাঝে দুটি কোটেশন <text:span text:style-name="T6">(‘’) দিলে কোন কমা ছাড়াই এক সাথে জুরে যায়।</text:span></text:p>
      <text:p text:style-name="P10">অথবা আমারা কোন একটা চিহ্ন দিয়ে আলাদা করে দিতে পা‌‌‌রি (‘-’)</text:p>
      <text:p text:style-name="P10"/>
      <text:p text:style-name="P11">০৯. map()</text:p>
      <text:p text:style-name="P11">এই মেথড কোন একটা এ্যারে থেকে তার elements গুলোকে নিয়ে কিছু কাজ করে নতুন একটা অ্যারে আউটপুট হিসেবে দেয়<text:span text:style-name="T7">।ৎ</text:span></text:p>
      <text:p text:style-name="P11">এটা আবার <text:span text:style-name="T7">forEatch() এর মতোও কাজ করে।</text:span></text:p>
      <text:p text:style-name="P11"/>
      <text:p text:style-name="P12">১০. lastIndexOf()</text:p>
      <text:p text:style-name="P12">যদি কোন অ্যারের মধ্যে কোন <text:span text:style-name="T8">element বহুবার ব্যবহার হয়। তার সর্বশেষ <text:s/>element এর index number বের করার জন্য এই মেথড ব্যবহরা হয়।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2:11:10.723387017</dc:date>
    <meta:editing-duration>PT3H19M43S</meta:editing-duration>
    <meta:editing-cycles>31</meta:editing-cycles>
    <meta:document-statistic meta:table-count="0" meta:image-count="0" meta:object-count="0" meta:page-count="2" meta:paragraph-count="24" meta:word-count="249" meta:character-count="1009" meta:non-whitespace-character-count="775"/>
  </office:meta>
</office:document-meta>
</file>